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ecb5" officeooo:paragraph-rsid="0003ecb5"/>
    </style:style>
    <style:style style:name="T1" style:family="text">
      <style:text-properties officeooo:rsid="000616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P网址：</text:p>
      <text:p text:style-name="P1"><text:a xlink:type="simple" xlink:href="http://erp.bitland.com.cn:8000/OA_HTML/RF.jsp?function_id=28716&amp;resp_id=-1&amp;resp_appl_id=-1&amp;security_group_id=0&amp;params=5LEnOA6Dde-bxji7iwlQUg">http://erp.bitland.com.cn:8000/OA_HTML/RF.jsp?function_id=28716&amp;resp_id=-1&amp;resp_appl_id=-1&amp;security_group_id=0&amp;params=5LEnOA6Dde-bxji7iwlQUg</text:a></text:p>
      <text:p text:style-name="P1"/>
      <text:p text:style-name="P1">登录账号：m.te　　密码：<text:span text:style-name="T1">12345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0:15:26.779296257</meta:creation-date>
    <meta:generator>LibreOffice/4.2.8.2$Linux_X86_64 LibreOffice_project/420m0$Build-2</meta:generator>
    <dc:date>2017-12-12T17:16:15.740907398</dc:date>
    <meta:editing-duration>P0D</meta:editing-duration>
    <meta:editing-cycles>1</meta:editing-cycles>
    <meta:document-statistic meta:table-count="0" meta:image-count="0" meta:object-count="0" meta:page-count="1" meta:paragraph-count="3" meta:word-count="15" meta:character-count="166" meta:non-whitespace-character-count="164"/>
  </office:meta>
</office:document-meta>
</file>